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113.01mm"/>
    </style:style>
    <style:style style:name="ro1" style:family="table-row">
      <style:table-row-properties style:row-height="20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shrink-to-fit="false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wrap-option="wrap" fo:border="none" style:shrink-to-fit="false" style:vertical-align="middl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shrink-to-fi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1" table:number-columns-repeated="1021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SITO FUNCIONAL</text:p>
          </table:table-cell>
          <table:table-cell table:style-name="ce1" office:value-type="string" calcext:value-type="string">
            <text:p>DESCRIÇÃO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RF01</text:p>
          </table:table-cell>
          <table:table-cell table:style-name="ce4" office:value-type="string" calcext:value-type="string">
            <text:p>RECEBIMENTOS / ENTRADA</text:p>
          </table:table-cell>
          <table:table-cell table:style-name="ce4" office:value-type="string" calcext:value-type="string">
            <text:p>O sistema deve registrar todos os valores em dinheiro que entrarem na “conta” do cliente, sejam valores fixo ou eventuais, armazenando a data e a origem do valo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2</text:p>
          </table:table-cell>
          <table:table-cell table:style-name="ce4" office:value-type="string" calcext:value-type="string">
            <text:p>PAGAMENTOS / SAÍDA</text:p>
          </table:table-cell>
          <table:table-cell table:style-name="ce4" office:value-type="string" calcext:value-type="string">
            <text:p>O sistema deve registrar todos os gastos do cliente, independente, também de serem fixos ou eventuais, registrando, da mesma forma, a data e o destino do valor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3</text:p>
          </table:table-cell>
          <table:table-cell table:style-name="ce4" office:value-type="string" calcext:value-type="string">
            <text:p>SALDO</text:p>
          </table:table-cell>
          <table:table-cell table:style-name="ce4" office:value-type="string" calcext:value-type="string">
            <text:p>O sistema disponibilizará o saldo na tela inicial, pois é a informação mais relevante e que será visualizada com maior frequência. Os valores mostrados no saldo envolvem tanto os valores em patrimônio total, assim como suas aplicações ou contas distinta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4</text:p>
          </table:table-cell>
          <table:table-cell table:style-name="ce4" office:value-type="string" calcext:value-type="string">
            <text:p>EXTRATO</text:p>
          </table:table-cell>
          <table:table-cell table:style-name="ce4" office:value-type="string" calcext:value-type="string">
            <text:p>O extrato será disponibilizado pelo sistema como uma das principais informações, para que o cliente visualize todas suas movimentações financeiras com o intuito de uma melhor organização, incluindo informações como data da movimentação, o remetente/destinatário representando um histórico de pagamentos e recebiment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5</text:p>
          </table:table-cell>
          <table:table-cell table:style-name="ce4" office:value-type="string" calcext:value-type="string">
            <text:p>AGENDAMENTO</text:p>
          </table:table-cell>
          <table:table-cell table:style-name="ce4" office:value-type="string" calcext:value-type="string">
            <text:p>As informações sobre os pagamentos fixos previstos para uma data próxima, serão mostrados de uma forma recorrente ao cliente, para que consiga planejar os próximos gastos. O mesmo vale para os recebimentos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6</text:p>
          </table:table-cell>
          <table:table-cell table:style-name="ce4" office:value-type="string" calcext:value-type="string">
            <text:p>CATEGORIZAÇÃO</text:p>
          </table:table-cell>
          <table:table-cell table:style-name="ce4" office:value-type="string" calcext:value-type="string">
            <text:p>Toda e qualquer forma de movimentação será classificada em uma categoria, como: saúde, educação, alimentação, lazer, etc. Elencada de acordo com sua prioridad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7</text:p>
          </table:table-cell>
          <table:table-cell table:style-name="ce4" office:value-type="string" calcext:value-type="string">
            <text:p>ALERTAS</text:p>
          </table:table-cell>
          <table:table-cell table:style-name="ce4" office:value-type="string" calcext:value-type="string">
            <text:p>O sistema deve emitir alertas sobre cobranças futuras, além de avisos sobre saldo insuficiente para alguma compra desejada pelo cliente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8</text:p>
          </table:table-cell>
          <table:table-cell table:style-name="ce4" office:value-type="string" calcext:value-type="string">
            <text:p>DASHBOARD</text:p>
          </table:table-cell>
          <table:table-cell table:style-name="ce4" office:value-type="string" calcext:value-type="string">
            <text:p>Deverão ser disponibilizados gráficos sobre a movimentação do cliente, para que possa ser feita uma análise sobre seus gastos, para que possa trabalhar em sua educação financeira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09</text:p>
          </table:table-cell>
          <table:table-cell table:style-name="ce4" office:value-type="string" calcext:value-type="string">
            <text:p>INTEGRAÇÃO EM FAMÍLIA</text:p>
          </table:table-cell>
          <table:table-cell table:style-name="ce4" office:value-type="string" calcext:value-type="string">
            <text:p>Deverá haver a possibilidade de um controle da mais de uma pessoa da família, calculado individualmente, com possibilidade de integrar todas as pessoas, sendo que existem gastos conjuntos e individuais.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style-name="ce5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0:22:08.534336998</meta:creation-date>
    <dc:date>2019-08-19T20:55:51.780514202</dc:date>
    <meta:editing-duration>PT2M2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